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20000031A97F3059C417A36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Rokkitt Black" svg:font-family="'Rokkitt Black'" style:font-family-generic="modern" style:font-pitch="variable"/>
    <style:font-face style:name="Rokkitt Black1" svg:font-family="'Rokkitt Black'" style:font-adornments="Black" style:font-family-generic="modern" style:font-pitch="variable"/>
    <style:font-face style:name="Rokkitt ExtraBold" svg:font-family="'Rokkitt ExtraBold'" style:font-family-generic="modern" style:font-pitch="variable"/>
    <style:font-face style:name="Rokkitt ExtraBold1" svg:font-family="'Rokkitt ExtraBold'" style:font-adornments="Extra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9.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ff99" draw:opacity="100%" draw:textarea-vertical-align="middle" draw:auto-grow-height="false" fo:min-height="16.55cm" fo:min-width="16.3cm" draw:shadow-opacity="100%"/>
    </style:style>
    <style:style style:name="gr6" style:family="graphic" style:parent-style-name="standard">
      <style:graphic-properties draw:stroke="none" svg:stroke-color="#ffffff" draw:fill-color="#ffff99" draw:textarea-horizontal-align="justify" draw:textarea-vertical-align="middle" draw:auto-grow-height="false" fo:min-height="15.95cm" fo:min-width="0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8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16.55cm" fo:min-width="16.3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1.35cm" fo:min-width="12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b2b2b2" draw:textarea-horizontal-align="justify" draw:textarea-vertical-align="middle" draw:auto-grow-height="false" fo:min-height="1.35cm" fo:min-width="12.3cm"/>
    </style:style>
    <style:style style:name="gr13" style:family="graphic" style:parent-style-name="standard">
      <style:graphic-properties draw:stroke="none" draw:fill-color="#cc66ff" draw:textarea-horizontal-align="justify" draw:textarea-vertical-align="middle" draw:auto-grow-height="false" fo:min-height="1.35cm" fo:min-width="13.6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4.35cm" fo:min-width="14.1cm"/>
    </style:style>
    <style:style style:name="gr15" style:family="graphic" style:parent-style-name="standard">
      <style:graphic-properties draw:stroke="none" draw:fill-color="#ff9900" draw:textarea-horizontal-align="justify" draw:textarea-vertical-align="middle" draw:auto-grow-height="false" fo:min-height="1.35cm" fo:min-width="12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draw:fill-color="#ff6666" draw:textarea-horizontal-align="justify" draw:textarea-vertical-align="middle" draw:auto-grow-height="false" fo:min-height="1.35cm" fo:min-width="12.3cm"/>
    </style:style>
    <style:style style:name="gr19" style:family="graphic" style:parent-style-name="standard">
      <style:graphic-properties draw:stroke="none" draw:fill-color="#66ff66" draw:textarea-horizontal-align="justify" draw:textarea-vertical-align="middle" draw:auto-grow-height="false" fo:min-height="1.35cm" fo:min-width="12.3cm"/>
    </style:style>
    <style:style style:name="gr20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2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Rokkitt ExtraBold1" fo:font-size="32pt" fo:font-weight="800" style:font-size-asian="18pt" style:font-size-complex="18pt"/>
    </style:style>
    <style:style style:name="P3" style:family="paragraph">
      <loext:graphic-properties draw:fill="none" draw:fill-color="#ffffff"/>
      <style:text-properties style:font-name="Rokkitt ExtraBold1" fo:font-size="20pt" fo:font-weight="800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99" draw:opacity="100%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loext:graphic-properties draw:fill="none" draw:fill-color="#ffffff"/>
      <style:text-properties style:font-name="Rokkitt Black1" fo:font-size="18pt" fo:font-weight="900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cc66ff"/>
      <style:paragraph-properties fo:text-align="center"/>
    </style:style>
    <style:style style:name="P13" style:family="paragraph">
      <loext:graphic-properties draw:fill-color="#ff9900"/>
      <style:paragraph-properties fo:text-align="center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-color="#3465a4"/>
      <style:paragraph-properties fo:text-align="center"/>
    </style:style>
    <style:style style:name="T1" style:family="text">
      <style:text-properties style:font-name="Rokkitt ExtraBold1" fo:font-size="32pt" fo:font-weight="800" style:font-size-asian="18pt" style:font-size-complex="18pt"/>
    </style:style>
    <style:style style:name="T2" style:family="text">
      <style:text-properties style:font-name="Rokkitt ExtraBold1" fo:font-size="20pt" fo:font-weight="800" style:font-size-asian="18pt" style:font-size-complex="18pt"/>
    </style:style>
    <style:style style:name="T3" style:family="text">
      <style:text-properties style:font-name="Rokkitt Black1" fo:font-size="18pt" fo:font-weight="9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3.485cm" svg:x="-0.2cm" svg:y="3.6cm">
          <draw:text-box>
            <text:p><text:span text:style-name="T1">fireMIP Models 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11" draw:layer="layout" svg:width="12.8cm" svg:height="1.6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.1cm" svg:height="1.6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4.6cm" svg:height="14.6cm" draw:transform="rotate (-0.794299342582619) translate (9.543cm -0.823cm)">
          <text:p/>
          <draw:enhanced-geometry svg:viewBox="0 0 21600 21600" draw:mirror-horizontal="false" draw:mirror-vertical="false" draw:type="block-arc" draw:modifiers="-124.43780692639 9290.55490411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12.6cm" svg:height="1.6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frame draw:style-name="gr16" draw:text-style-name="P8" draw:layer="layout" svg:width="5.8cm" svg:height="1.161cm" svg:x="9cm" svg:y="5.939cm">
          <draw:text-box>
            <text:p><text:span text:style-name="T3">Fire Seasonality</text:span></text:p>
          </draw:text-box>
        </draw:frame>
        <draw:frame draw:style-name="gr17" draw:text-style-name="P8" draw:layer="layout" svg:width="9.6cm" svg:height="1.2cm" svg:x="7.6cm" svg:y="3.9cm">
          <draw:text-box>
            <text:p><text:span text:style-name="T3">Historic Evaluation</text:span></text:p>
          </draw:text-box>
        </draw:frame>
        <draw:frame draw:style-name="gr16" draw:text-style-name="P8" draw:layer="layout" svg:width="5.8cm" svg:height="1.161cm" svg:x="9.2cm" svg:y="7.239cm">
          <draw:text-box>
            <text:p><text:span text:style-name="T3">Human Impacts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cm" svg:height="9.395cm" svg:x="0.1cm" svg:y="5.10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8" draw:text-style-name="P14" draw:layer="layout" svg:width="12.8cm" svg:height="1.6cm" svg:x="4.3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2.8cm" svg:height="1.6cm" svg:x="4.5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.8cm" svg:height="1.6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.1cm" svg:height="1.6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4.6cm" svg:height="14.6cm" draw:transform="rotate (-0.794299342582619) translate (9.543cm -0.823cm)">
          <text:p/>
          <draw:enhanced-geometry svg:viewBox="0 0 21600 21600" draw:mirror-horizontal="false" draw:mirror-vertical="false" draw:type="block-arc" draw:modifiers="-124.43780692639 9290.55490411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12.6cm" svg:height="1.6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2.8cm" svg:height="1.6cm" svg:x="3.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frame draw:style-name="gr16" draw:text-style-name="P8" draw:layer="layout" svg:width="5.8cm" svg:height="1.161cm" svg:x="9cm" svg:y="5.939cm">
          <draw:text-box>
            <text:p><text:span text:style-name="T3">Fire Seasonality</text:span></text:p>
          </draw:text-box>
        </draw:frame>
        <draw:frame draw:style-name="gr17" draw:text-style-name="P8" draw:layer="layout" svg:width="9.6cm" svg:height="1.2cm" svg:x="7.6cm" svg:y="3.9cm">
          <draw:text-box>
            <text:p><text:span text:style-name="T3">Historic Evaluation</text:span></text:p>
          </draw:text-box>
        </draw:frame>
        <draw:frame draw:style-name="gr16" draw:text-style-name="P8" draw:layer="layout" svg:width="5.8cm" svg:height="1.161cm" svg:x="9.2cm" svg:y="7.239cm">
          <draw:text-box>
            <text:p><text:span text:style-name="T3">Human Impacts</text:span></text:p>
          </draw:text-box>
        </draw:frame>
        <draw:frame draw:style-name="gr16" draw:text-style-name="P8" draw:layer="layout" svg:width="5.8cm" svg:height="1.161cm" svg:x="9.2cm" svg:y="10.4cm">
          <draw:text-box>
            <text:p><text:span text:style-name="T3">Paleo Fires</text:span></text:p>
          </draw:text-box>
        </draw:frame>
        <draw:frame draw:style-name="gr16" draw:text-style-name="P8" draw:layer="layout" svg:width="5.8cm" svg:height="1.161cm" svg:x="9cm" svg:y="11.561cm">
          <draw:text-box>
            <text:p><text:span text:style-name="T3">Future fires</text:span></text:p>
          </draw:text-box>
        </draw:frame>
        <draw:frame draw:style-name="gr16" draw:text-style-name="P8" draw:layer="layout" svg:width="5.8cm" svg:height="1.161cm" svg:x="8cm" svg:y="13.4cm">
          <draw:text-box>
            <text:p><text:span text:style-name="T3">ESM evaluation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Rokkitt Black" svg:font-family="'Rokkitt Black'" style:font-family-generic="modern" style:font-pitch="variable"/>
    <style:font-face style:name="Rokkitt Black1" svg:font-family="'Rokkitt Black'" style:font-adornments="Black" style:font-family-generic="modern" style:font-pitch="variable"/>
    <style:font-face style:name="Rokkitt ExtraBold" svg:font-family="'Rokkitt ExtraBold'" style:font-family-generic="modern" style:font-pitch="variable"/>
    <style:font-face style:name="Rokkitt ExtraBold1" svg:font-family="'Rokkitt ExtraBold'" style:font-adornments="Extra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09:40:55.308000000</meta:creation-date>
    <dc:date>2017-06-25T15:08:44.844000000</dc:date>
    <meta:editing-duration>PT4H17M29S</meta:editing-duration>
    <meta:editing-cycles>10</meta:editing-cycles>
    <meta:generator>LibreOffice/5.2.3.3$Windows_x86 LibreOffice_project/d54a8868f08a7b39642414cf2c8ef2f228f780cf</meta:generator>
    <meta:document-statistic meta:object-count="102"/>
  </office:meta>
</office:document-meta>
</file>